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073dd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8" style:family="paragraph" style:parent-style-name="Standard">
      <style:paragraph-properties fo:line-height="0.564cm" fo:text-align="justify" style:justify-single-word="false" style:snap-to-layout-grid="false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0" style:family="paragraph" style:parent-style-name="Heading_20_3">
      <style:text-properties style:font-name="LegacySanITCBoo1" fo:font-size="13pt" style:font-size-asian="13pt" style:font-size-complex="13pt"/>
    </style:style>
    <style:style style:name="P31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3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T1" style:family="text">
      <style:text-properties officeooo:rsid="0007c84f"/>
    </style:style>
    <style:style style:name="T2" style:family="text">
      <style:text-properties officeooo:rsid="001073d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officeooo:rsid="000a3e1b"/>
    </style:style>
    <style:style style:name="T6" style:family="text">
      <style:text-properties officeooo:rsid="000bf515"/>
    </style:style>
    <style:style style:name="T7" style:family="text">
      <style:text-properties officeooo:rsid="000d8764"/>
    </style:style>
    <style:style style:name="T8" style:family="text">
      <style:text-properties officeooo:rsid="000eb58a"/>
    </style:style>
    <style:style style:name="T9" style:family="text">
      <style:text-properties officeooo:rsid="000fdbff"/>
    </style:style>
    <style:style style:name="T10" style:family="text">
      <style:text-properties style:font-size-asian="7pt"/>
    </style:style>
    <style:style style:name="T11" style:family="text">
      <style:text-properties officeooo:rsid="000a3e1b" style:font-size-asian="7pt"/>
    </style:style>
    <style:style style:name="T12" style:family="text">
      <style:text-properties officeooo:rsid="001307e5"/>
    </style:style>
    <style:style style:name="T13" style:family="text">
      <style:text-properties officeooo:rsid="0011f9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7">23</text:span> d<text:span text:style-name="T5">e n</text:span>o<text:span text:style-name="T5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9">Desenvolupant tota la integració de la característica especia de l’API meteorológica amb l’hotel.</text:p>
            <text:p text:style-name="P19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7"><text:span text:style-name="T6">3</text:span><text:span text:style-name="T8">1</text:span>h (<text:span text:style-name="T6">4</text:span> dies)</text:p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6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1"/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2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5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1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8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3">31</text:span>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9"><text:span text:style-name="T3">Aquestes 2 setmanes arribant a la </text:span><text:span text:style-name="T4">3/4 parts</text:span><text:span text:style-name="T3"> de les FCT han sigut molt productives y amb molt</text:span><text:span text:style-name="T4">ís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20">he après <text:span text:style-name="T12">maneres</text:span> ben <text:span text:style-name="T9">i</text:span><text:span text:style-name="T5">nteressant</text:span><text:span text:style-name="T9">s</text:span><text:span text:style-name="T5"> de desenvolupar web amb Laravel y Vue</text:span>, a més <text:span text:style-name="T5">de React, Vite,</text:span></text:p>
          </table:table-cell>
        </table:table-row>
        <table:table-row table:style-name="Taula3.1">
          <table:table-cell table:style-name="Taula3.A1" office:value-type="string">
            <text:p text:style-name="P20"><text:span text:style-name="T5">y ExpressJS en fullstack</text:span>, he après noves <text:span text:style-name="T12">maneres</text:span><text:span text:style-name="T11"> de treballar a una empresa de </text:span><text:span text:style-name="T10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3">d’empresa amb bones pràctiques y treball <text:span text:style-name="T5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9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8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073d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13T12:59:11.269000000</dc:date>
    <meta:editing-cycles>18</meta:editing-cycles>
    <meta:editing-duration>P23DT23H16M40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29" meta:word-count="156" meta:character-count="972" meta:non-whitespace-character-count="841"/>
  </office:meta>
</office:document-meta>
</file>